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officeooo:rsid="0000347e" officeooo:paragraph-rsid="0000347e"/>
    </style:style>
    <style:style style:name="P2" style:family="paragraph" style:parent-style-name="Standard">
      <style:paragraph-properties fo:line-height="150%" fo:text-align="justify" style:justify-single-word="false"/>
      <style:text-properties fo:font-weight="bold" officeooo:rsid="0000347e" officeooo:paragraph-rsid="0000347e" style:font-weight-asian="bold" style:font-weight-complex="bold"/>
    </style:style>
    <style:style style:name="P3" style:family="paragraph" style:parent-style-name="Corpo_20_do_20_texto_3a__20_texto_20__28_geral_29_">
      <style:text-properties officeooo:paragraph-rsid="0000347e"/>
    </style:style>
    <style:style style:name="P4" style:family="paragraph" style:parent-style-name="Corpo_20_do_20_texto_3a__20_texto_20__28_geral_29_">
      <style:paragraph-properties fo:margin-left="0cm" fo:margin-right="0cm" fo:line-height="150%" fo:text-align="justify" style:justify-single-word="false" fo:text-indent="0cm" style:auto-text-indent="false"/>
      <style:text-properties fo:font-weight="bold" officeooo:rsid="0000347e" officeooo:paragraph-rsid="0000347e" style:font-weight-asian="bold" style:font-weight-complex="bold"/>
    </style:style>
    <style:style style:name="P5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000347e"/>
    </style:style>
    <style:style style:name="P6" style:family="paragraph" style:parent-style-name="Footnote">
      <style:text-properties officeooo:paragraph-rsid="0003a5ca"/>
    </style:style>
    <style:style style:name="P7" style:family="paragraph" style:parent-style-name="Notas_20_de_20_rodapé">
      <style:text-properties officeooo:paragraph-rsid="0001fb11"/>
    </style:style>
    <style:style style:name="P8" style:family="paragraph" style:parent-style-name="Corpo_20_do_20_texto_3a__20_título_20__28_geral_29_" style:master-page-name="TCC_20_Univás_3a__20_elementos_20_textuais_20__28_sem_20_núm._20_pág._29_">
      <style:paragraph-properties style:page-number="auto"/>
      <style:text-properties officeooo:paragraph-rsid="0000347e"/>
    </style:style>
    <style:style style:name="T1" style:family="text">
      <style:text-properties officeooo:rsid="0000347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39ea48e" style:font-style-asian="italic" style:font-style-complex="italic"/>
    </style:style>
    <style:style style:name="T4" style:family="text">
      <style:text-properties fo:font-style="italic" officeooo:rsid="0001fb11" style:font-style-asian="italic" style:font-style-complex="italic"/>
    </style:style>
    <style:style style:name="T5" style:family="text">
      <style:text-properties fo:font-style="normal" officeooo:rsid="039ea48e" style:font-style-asian="normal" style:font-style-complex="normal"/>
    </style:style>
    <style:style style:name="T6" style:family="text">
      <style:text-properties officeooo:rsid="0001fb11"/>
    </style:style>
    <style:style style:name="T7" style:family="text">
      <style:text-properties fo:font-variant="normal" fo:text-transform="none" fo:color="#222222" style:font-name="Times New Roman" fo:font-size="8pt" fo:letter-spacing="normal" fo:font-style="normal" fo:font-weight="normal" style:font-size-asian="8pt" style:font-size-complex="8pt"/>
    </style:style>
    <style:style style:name="T8" style:family="text">
      <style:text-properties fo:font-variant="normal" fo:text-transform="none" fo:color="#222222" style:font-name="Times New Roman" fo:font-size="8pt" fo:letter-spacing="normal" fo:font-style="normal" fo:font-weight="normal" officeooo:rsid="0003a5ca" style:font-size-asian="8pt" style:font-size-complex="8pt"/>
    </style:style>
    <style:style style:name="T9" style:family="text">
      <style:text-properties fo:font-variant="normal" fo:text-transform="none" fo:color="#006621" style:font-name="Times New Roman" fo:font-size="8pt" fo:letter-spacing="normal" fo:font-style="normal" fo:font-weight="normal" officeooo:rsid="0003a5ca" style:font-size-asian="8pt" style:font-size-complex="8pt"/>
    </style:style>
    <style:style style:name="T10" style:family="text">
      <style:text-properties fo:font-variant="normal" fo:text-transform="none" fo:color="#006621" style:font-name="Times New Roman" fo:font-size="8pt" fo:letter-spacing="normal" fo:font-style="normal" fo:font-weight="bold" officeooo:rsid="0003a5ca" style:font-size-asian="8pt" style:font-size-complex="8pt"/>
    </style:style>
    <style:style style:name="T11" style:family="text">
      <style:text-properties fo:font-size="8pt" fo:font-style="italic" officeooo:rsid="0003a5ca" style:font-size-asian="8pt" style:font-style-asian="italic" style:font-size-complex="8pt" style:font-style-complex="italic"/>
    </style:style>
    <style:style style:name="T12" style:family="text">
      <style:text-properties officeooo:rsid="0004b34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745611999616872095" text:style-name="TCC_20_Univás_3a__20_númeração_20_títulos_20_e_20_subtítulos">
        <text:list-header>
          <text:h text:style-name="P8" text:outline-level="1">Quadro metodológico</text:h>
        </text:list-header>
      </text:list>
      <text:p text:style-name="P5"/>
      <text:p text:style-name="P5"/>
      <text:p text:style-name="P3">Neste capítulo serão abordados <text:span text:style-name="T1">e descritos </text:span>os caminhos definidos <text:span text:style-name="T1">e utilizados</text:span> para conduzir <text:span text:style-name="T1">o projeto até seu fim</text:span>. Serão apresentados o tipo de pesquisa, seu contexto, bem como os instrumentos, <text:span text:style-name="T1">os</text:span> procedimentos, o orçamento <text:span text:style-name="T1">e</text:span> o cronograma para o desenvolvimento d<text:span text:style-name="T1">este projeto</text:span>.</text:p>
      <text:p text:style-name="P4"/>
      <text:p text:style-name="P2"/>
      <text:p text:style-name="P2">Tipo de pesquisa</text:p>
      <text:p text:style-name="P1"/>
      <text:p text:style-name="P1"/>
      <text:p text:style-name="P1"><text:tab/>Pesquisa é um processo desenvolvido com o objetivo de se obter respostas para indagações propostas, através de conhecimentos existentes e a utilização de métodos, técnicas e procedimentos científicos. Uma pesquisa se faz necessária quando não existem repostas suficientes que satisfaçam a resolução de problemas (GIL, 2002).</text:p>
      <text:p text:style-name="P1"><text:tab/>Para atingir os objetivos deste projeto, foi-se utilizada a pesquisa de abordagem aplicada, a qual é utilizada quando se desenvolve um produto real, com uma finalidade prática, que pode ser aplicada em determinado contexto. Conforme aponta Appolinário (2004), pesquisas aplicadas têm o objetivo de resolver problemas ou necessidades concretas e imediatas.</text:p>
      <text:p text:style-name="P1"><text:tab/>Aplicando esses conceitos e utilizando a pesquisa de forma aplicada por agregar maiores vantagens e demonstrar melhor os resultados obtidos, desenvolveu-se um <text:span text:style-name="T2">software</text:span> modularizado com o objetivo de apresentar o paradigma da modularização e sua arquitetura, apresentando suas vantagens como facilidade de manutenção e aplicação em empresas de diferentes ramos, utilizando a tecnologia OSGi.</text:p>
      <text:p text:style-name="P1"/>
      <text:p text:style-name="P2">Contexto de pesquisa</text:p>
      <text:p text:style-name="P1"/>
      <text:p text:style-name="P1"/>
      <text:p text:style-name="P1"><text:tab/>Cada vez mais softwares são utilizados em empresas, indústrias, computadores pessoais, web e dispositivos móveis. Estes são desenvolvidos por meio de práticas e <text:soft-page-break/>tecnologias existentes que auxiliam na sua criação, porém a não utilização de tais ferramentas tornam o seu desenvolvimento e manutenção um processo desgastante e trabalhoso.</text:p>
      <text:p text:style-name="P1"><text:tab/>Esta pesquisa demonstra a arquitetura e desenvolvimento modularizado utilizando o <text:span text:style-name="T2">framework</text:span> OSGi, oferecendo melhor organização na estrutura do software, vantagens na manutenção e maior facilidade na expansão do mesmo, isso pelo fato de o <text:span text:style-name="T2">framework</text:span> permitir a adição e integração de novas funcionalidades em modo <text:span text:style-name="T2">on-the-fly</text:span><text:span text:style-name="T2"><text:note text:id="ftn1" text:note-class="footnote"><text:note-citation>1</text:note-citation><text:note-body><text:p text:style-name="P7"><text:span text:style-name="T3">On-the-fly: </text:span><text:span text:style-name="T5">Termo referente ao funcionamento do sistema, onde a nova funcionalidade é adicionada sem que seja necessário reiniciar toda a aplicação, com ela em pleno funcionamento.</text:span></text:p></text:note-body></text:note></text:span>.</text:p>
      <text:p text:style-name="P1"><text:tab/><text:span text:style-name="T2">Softwares</text:span> modularizados oferecem maior flexibilidade para atender empresas de diferentes áreas. Através do OSGi, os módulos podem ser desenvolvidos de forma independente, disponibilizando módulos específicos para cada empresa. Dessa maneira foi-se desenvolvida uma aplicação que pode ser adotada por empresas de diferentes segmentos no mercado, bastando apenas que exista um módulo que atenda a necessidade específica da área.</text:p>
      <text:p text:style-name="P1"><text:tab/>O objetivo desse projeto é apresentar o paradigma do desenvolvimento modular, sua arquitetura, metodologias, engenharias, técnicas e tecnologias para o âmbito de softwares comerciais e provendo uma base para a facilitação na manutenção e expansão do mesmo. Esta <text:s/>pesquisa, por apresentar uma análise e demonstração do desenvolvimento modular, servirá de base de conhecimento para estudantes, profissionais da área de tecnologia da informação e empresas que pretendem empregar essa forma de desenvolver seus produtos de <text:span text:style-name="T2">software</text:span>.</text:p>
      <text:p text:style-name="P1"/>
      <text:p text:style-name="P2">Instrumentos</text:p>
      <text:p text:style-name="P1"/>
      <text:p text:style-name="P1"><text:tab/><text:span text:style-name="T12">Durante o desenvolvimento d</text:span>este projeto foi necessário a realização de reuniões entre os participantes, para a obtenção e organização das informações, divisão das tarefas e desenvolvimento do software, pois segundo Kioskea (2014), as reuniões são um meio para partilhar, num grupo de pessoas, um mesmo nível de conhecimento sobre um assunto ou um problema e para tomar decisões coletivamente. Além disso, decisões tomadas coletivamente, com representantes das diferentes entidades interessadas, serão facilmente aceitas por todos. </text:p>
      <text:p text:style-name="P1"><text:tab/>Os dados foram obtidos a partir de livros, artigos, documentações e reuniões online com pessoas que possuem conhecimento e experiência a respeito do tema do projeto. Após aplicados estes instrumentos foi possível analisar e organizar as informações e experiências coletadas.</text:p>
      <text:p text:style-name="P1"><text:tab/>As reuniões entre os participantes possuem o objetivo de planejar a execução do <text:soft-page-break/>projeto, tomar decisões quanto ao desenvolvimento do software, bem como as tecnologias e metodologias que foram utilizadas.</text:p>
      <text:p text:style-name="P1"><text:tab/>Para obtermos mais conhecimentos acerca do tema, decidiu-se conversar com uma pessoa que possuísse grandes conhecimentos teóricos e práticos sobre modularização e OSGi. Pesquisando, percebeu-se(tacar a resalva que segundo a opinião dos autores dos projeto) que a pessoa de maior competência e domínio no Brasil sobre o tema era Filipe Portes, graduado em ciências da computação pela Universidade Paulista, com mais de oito anos de experiência em desenvolvimento e arquitetura de sistemas Java para web. Este ministrou palestras sobre o tema no TDC<text:note text:id="ftn2" text:note-class="footnote"><text:note-citation>2</text:note-citation><text:note-body><text:p text:style-name="P7"><text:span text:style-name="T6">TDC – </text:span>Abreviação para <text:span text:style-name="T4">The Developers Conference</text:span></text:p></text:note-body></text:note> em 2012 e 2014, onde apresentou uma visão ampla do OSGi explicando desde o paradigma da modularização e suas características até os detalhes e <text:span text:style-name="T2">design patterns</text:span> utilizados na implementação Apache Felix.</text:p>
      <text:p text:style-name="P1"><text:tab/><text:span text:style-name="T12">Foi realizada uma</text:span> entrevista <text:span text:style-name="T12">com Filipe Portes</text:span> em 1 de agosto de 2015 , utilizando o software <text:span text:style-name="T2">Skype</text:span><text:span text:style-name="T2"><text:note text:id="ftn3" text:note-class="footnote"><text:note-citation>3</text:note-citation><text:note-body><text:p text:style-name="P6"><text:span text:style-name="T11">Skype - </text:span><text:span text:style-name="T7">software que permite fazer de graça chamadas com vídeo e chamadas de voz, enviar mensagens de chat e compartilhar arquivos com outras pessoas pelo </text:span><text:span text:style-name="T8">no undo todo. Fonte: </text:span><text:a xlink:type="simple" xlink:href="https://support.skype.com/pt/faq/FA6/o-que-e-o-skype" text:style-name="Internet_20_link" text:visited-style-name="Visited_20_Internet_20_Link"><text:span text:style-name="T9">https://support.</text:span></text:a><text:a xlink:type="simple" xlink:href="https://support.skype.com/pt/faq/FA6/o-que-e-o-skype" text:style-name="Internet_20_link" text:visited-style-name="Visited_20_Internet_20_Link"><text:span text:style-name="T10">skype</text:span></text:a><text:a xlink:type="simple" xlink:href="https://support.skype.com/pt/faq/FA6/o-que-e-o-skype" text:style-name="Internet_20_link" text:visited-style-name="Visited_20_Internet_20_Link"><text:span text:style-name="T9">.com/pt/faq/FA6/o-que-e-o-</text:span></text:a><text:a xlink:type="simple" xlink:href="https://support.skype.com/pt/faq/FA6/o-que-e-o-skype" text:style-name="Internet_20_link" text:visited-style-name="Visited_20_Internet_20_Link"><text:span text:style-name="T10">skype</text:span></text:a><text:span text:style-name="T8">. 2015</text:span></text:p></text:note-body></text:note></text:span>. <text:span text:style-name="T12">Através desta,</text:span> foram <text:span text:style-name="T12">as </text:span>sanadas dúvidas sobre a arquitetura modular e sua melhor organização, de forma que facilite ainda mais a compreensão e desenvolvimento utilizando o modelo de <text:span text:style-name="T12">arquitetura</text:span> modular.</text:p>
      <text:p text:style-name="P1"><text:tab/>Houve o compartilhamento de experiências, projetos e <text:span text:style-name="T12">padrões de desenvolvimento, que foram</text:span> utilizados para obtenção de mais conhecimentos práticos acerca do tema do <text:span text:style-name="T12">projeto</text:span>, além de termos percebido que existiam algumas falhas na arquitetura do softwa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CC_20_Univás" style:display-name="TCC Univás" style:family="paragraph" style:parent-style-name="Standard" style:class="text">
      <style:text-properties style:font-name="Times New Roman1" fo:font-family="'Times New Roman'" style:font-style-name="Normal" style:font-family-generic="roman" style:font-pitch="variable" style:font-size-asian="10.5pt"/>
    </style:style>
    <style:style style:name="Corpo_20_do_20_texto_3a__20_texto_20__28_geral_29_" style:display-name="Corpo do texto: texto (geral)" style:family="paragraph" style:parent-style-name="TCC_20_Univás">
      <style:paragraph-properties fo:margin-left="0cm" fo:margin-right="0cm" fo:line-height="150%" fo:text-align="justify" style:justify-single-word="false" fo:text-indent="1.251cm" style:auto-text-indent="false"/>
      <style:text-properties style:font-size-asian="10.5pt"/>
    </style:style>
    <style:style style:name="Corpo_20_do_20_texto_3a__20_título_20__28_geral_29_" style:display-name="Corpo do texto: título (geral)" style:family="paragraph" style:parent-style-name="TCC_20_Univás" style:next-style-name="Corpo_20_do_20_texto_3a__20_texto_20__28_geral_29_" style:default-outline-level="1" style:list-style-name="TCC_20_Univás_3a__20_númeração_20_títulos_20_e_20_subtítulos">
      <style:paragraph-properties fo:margin-left="0cm" fo:margin-right="0cm" fo:line-height="150%" fo:text-indent="0cm" style:auto-text-indent="false" text:number-lines="true" text:line-number="2"/>
      <style:text-properties fo:text-transform="uppercase" fo:font-size="14pt" fo:font-weight="bold" style:font-size-asian="10.5pt"/>
    </style:style>
    <style:style style:name="Rodapé_3a__20_númeração_20_de_20_páginas" style:display-name="Rodapé: númeração de páginas" style:family="paragraph" style:parent-style-name="TCC_20_Univás" style:class="extra" style:master-page-name="Standard">
      <style:paragraph-properties fo:text-align="end" style:justify-single-word="false" style:register-true="true" style:page-number="5" fo:break-before="auto" fo:break-after="auto"/>
      <style:text-properties style:font-size-asian="10.5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otas_20_de_20_rodapé" style:display-name="Notas de rodapé" style:family="paragraph" style:parent-style-name="TCC_20_Univás" style:master-page-name="">
      <style:paragraph-properties fo:margin-left="0.6cm" fo:margin-right="0cm" fo:text-indent="-0.6cm" style:auto-text-indent="false" style:page-number="auto">
        <style:tab-stops/>
      </style:paragraph-properties>
      <style:text-properties fo:font-size="8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TCC_20_Univás_3a__20_númeração_20_títulos_20_e_20_subtítulos" style:display-name="TCC Univás: númeração títulos e subtítulos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3cm" fo:margin-bottom="2cm" fo:margin-left="3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1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/>
    <style:master-page style:name="TCC_20_Univás_3a__20_elementos_20_textuais_20__28_sem_20_núm._20_pág._29_" style:display-name="TCC Univás: elementos textuais (sem núm. pág.)" style:page-layout-name="Mpm2" style:next-style-name="TCC_20_Univás_3a__20_elementos_20_textuais_20__28_com_20_núm._20_pág._29_">
      <style:footer>
        <text:p text:style-name="Rodapé_3a__20_númeração_20_de_20_páginas"/>
      </style:footer>
    </style:master-page>
    <style:master-page style:name="TCC_20_Univás_3a__20_elementos_20_textuais_20__28_com_20_núm._20_pág._29_" style:display-name="TCC Univás: elementos textuais (com núm. pág.)" style:page-layout-name="Mpm3">
      <style:footer>
        <text:p text:style-name="Rodapé_3a__20_númeração_20_de_20_páginas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7M27S</meta:editing-duration>
    <meta:editing-cycles>6</meta:editing-cycles>
    <meta:generator>LibreOffice/4.3.7.2$Windows_x86 LibreOffice_project/8a35821d8636a03b8bf4e15b48f59794652c68ba</meta:generator>
    <dc:date>2015-08-24T22:34:36.219000000</dc:date>
    <meta:document-statistic meta:table-count="0" meta:image-count="0" meta:object-count="0" meta:page-count="3" meta:paragraph-count="22" meta:word-count="837" meta:character-count="5816" meta:non-whitespace-character-count="4985"/>
    <meta:user-defined meta:name="Info 1"/>
    <meta:user-defined meta:name="Info 2"/>
    <meta:user-defined meta:name="Info 3"/>
    <meta:user-defined meta:name="Info 4"/>
  </office:meta>
</office:document-meta>
</file>